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96pt" fo:text-shadow="1pt 1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text-properties fo:text-shadow="none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18pt" fo:text-shadow="none"/>
    </style:style>
    <style:style style:name="P10" style:family="paragraph">
      <style:paragraph-properties fo:text-align="center"/>
      <style:text-properties fo:font-size="18pt" fo:text-shadow="none"/>
    </style:style>
    <style:style style:name="P11" style:family="paragraph">
      <style:text-properties fo:font-size="1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0pt"/>
    </style:style>
    <style:style style:name="P14" style:family="paragraph">
      <style:text-properties fo:font-size="80pt" fo:text-shadow="1pt 1pt" style:font-size-asian="80pt" style:font-size-complex="80pt"/>
    </style:style>
    <style:style style:name="P15" style:family="paragraph">
      <style:paragraph-properties fo:text-align="center"/>
      <style:text-properties fo:text-shadow="1pt 1pt"/>
    </style:style>
    <style:style style:name="P16" style:family="paragraph">
      <style:text-properties fo:font-size="66pt" fo:text-shadow="1pt 1pt" style:font-size-asian="66pt" style:font-size-complex="66pt"/>
    </style:style>
    <style:style style:name="P17" style:family="paragraph">
      <style:paragraph-properties fo:text-align="center"/>
      <style:text-properties fo:text-shadow="1pt 1pt" fo:font-weight="normal" style:font-weight-asian="normal" style:font-weight-complex="normal"/>
    </style:style>
    <style:style style:name="P18" style:family="paragraph">
      <style:text-properties fo:font-size="44pt" fo:text-shadow="1pt 1pt" style:font-size-asian="44pt" style:font-size-complex="44pt"/>
    </style:style>
    <style:style style:name="T1" style:family="text">
      <style:text-properties fo:font-size="96pt" fo:text-shadow="1pt 1pt" style:font-size-asian="96pt" style:font-size-complex="96pt"/>
    </style:style>
    <style:style style:name="T2" style:family="text">
      <style:text-properties fo:font-size="66pt" fo:text-shadow="1pt 1pt" style:font-size-asian="66pt" style:font-size-complex="66pt"/>
    </style:style>
    <style:style style:name="T3" style:family="text">
      <style:text-properties fo:text-shadow="none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80pt" fo:text-shadow="1pt 1pt" style:font-size-asian="80pt" style:font-size-complex="80pt"/>
    </style:style>
    <style:style style:name="T8" style:family="text">
      <style:text-properties fo:text-shadow="1pt 1pt"/>
    </style:style>
    <style:style style:name="T9" style:family="text">
      <style:text-properties fo:text-shadow="1pt 1pt" fo:font-weight="normal" style:font-weight-asian="normal" style:font-weight-complex="normal"/>
    </style:style>
    <style:style style:name="T10" style:family="text">
      <style:text-properties fo:font-size="72pt" fo:text-shadow="1pt 1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5cm" svg:height="7.821cm" svg:x="2.5cm" svg:y="3.5cm">
          <draw:text-box>
            <text:p><text:span text:style-name="T1">Página do Leit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2" draw:layer="layout" svg:width="27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571cm" svg:height="2.735cm" svg:x="0.227cm" svg:y="0.265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29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33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.43cm" svg:y="3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cm" svg:height="11.8cm" svg:x="0.5cm" svg:y="4.2cm">
          <text:p text:style-name="P2">Text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1cm" svg:x="6.6cm" svg:y="16.4cm">
          <text:p text:style-name="P2">&lt;&lt; &lt; 1 2 3 4 5 6 &gt; &gt;&gt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19cm" svg:height="2.855cm" svg:x="2.5cm" svg:y="5cm">
          <draw:text-box>
            <text:p><text:span text:style-name="T2">Página do Logi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4.5cm" svg:y="3.001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.43cm" svg:y="3.00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cm" svg:height="11.8cm" svg:x="0.5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cm" svg:height="1cm" svg:x="8.6cm" svg:y="7.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01cm" svg:y1="7.8cm" svg:x2="8.801cm" svg:y2="8.3cm">
          <text:p/>
        </draw:line>
        <draw:custom-shape draw:style-name="gr6" draw:text-style-name="P4" draw:layer="layout" svg:width="9.3cm" svg:height="1cm" svg:x="8.6cm" svg:y="10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01cm" svg:y1="10.2cm" svg:x2="8.801cm" svg:y2="10.7cm">
          <text:p/>
        </draw:line>
        <draw:frame draw:style-name="gr1" draw:text-style-name="P5" draw:layer="layout" svg:width="6cm" svg:height="0.962cm" svg:x="8.9cm" svg:y="6.6cm">
          <draw:text-box>
            <text:p>Login</text:p>
          </draw:text-box>
        </draw:frame>
        <draw:frame draw:style-name="gr1" draw:text-style-name="P5" draw:layer="layout" svg:width="7cm" svg:height="0.962cm" svg:x="8.7cm" svg:y="9.1cm">
          <draw:text-box>
            <text:p>Password</text:p>
          </draw:text-box>
        </draw:frame>
        <draw:custom-shape draw:style-name="gr4" draw:text-style-name="P4" draw:layer="layout" svg:width="3cm" svg:height="1cm" svg:x="14.9cm" svg:y="12.3cm">
          <text:p text:style-name="P2"><text:span text:style-name="T3">Confirma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8cm" svg:height="0.802cm" svg:x="8.4cm" svg:y="10.9cm">
          <draw:text-box>
            <text:p><text:span text:style-name="T4">Esqueceu a senha? Clique aqui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6.571cm" svg:height="2.735cm" svg:x="0.227cm" svg:y="0.266cm">
          <text:p text:style-name="P7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7cm" svg:height="0.9cm" svg:x="0.23cm" svg:y="3.001cm">
          <text:p text:style-name="P7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27cm" svg:height="0.9cm" svg:x="24.5cm" svg:y="3.001cm">
          <text:p text:style-name="P7">Login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27cm" svg:height="0.9cm" svg:x="2.43cm" svg:y="3.001cm">
          <text:p text:style-name="P7">Abo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cm" svg:height="11.8cm" svg:x="0.5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cm" svg:height="1cm" svg:x="8.6cm" svg:y="7.6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01cm" svg:y1="7.8cm" svg:x2="8.801cm" svg:y2="8.3cm">
          <text:p/>
        </draw:line>
        <draw:custom-shape draw:style-name="gr6" draw:text-style-name="P4" draw:layer="layout" svg:width="9.3cm" svg:height="1cm" svg:x="8.6cm" svg:y="10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01cm" svg:y1="10.2cm" svg:x2="8.801cm" svg:y2="10.7cm">
          <text:p/>
        </draw:line>
        <draw:frame draw:style-name="gr1" draw:text-style-name="P9" draw:layer="layout" svg:width="6cm" svg:height="0.962cm" svg:x="8.9cm" svg:y="6.6cm">
          <draw:text-box>
            <text:p text:style-name="P8">Login</text:p>
          </draw:text-box>
        </draw:frame>
        <draw:frame draw:style-name="gr1" draw:text-style-name="P9" draw:layer="layout" svg:width="7cm" svg:height="0.962cm" svg:x="8.7cm" svg:y="9.1cm">
          <draw:text-box>
            <text:p text:style-name="P8">Password</text:p>
          </draw:text-box>
        </draw:frame>
        <draw:custom-shape draw:style-name="gr4" draw:text-style-name="P10" draw:layer="layout" svg:width="3cm" svg:height="1cm" svg:x="14.9cm" svg:y="12.3cm">
          <text:p text:style-name="P7"><text:span text:style-name="T3">Confirma</text:span></text:p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8cm" svg:height="0.802cm" svg:x="8.4cm" svg:y="10.9cm">
          <draw:text-box>
            <text:p text:style-name="P11"><text:span text:style-name="T4">Esqueceu a senha? Clique aqui.</text:span></text:p>
          </draw:text-box>
        </draw:frame>
        <draw:custom-shape draw:style-name="gr4" draw:text-style-name="P2" draw:layer="layout" svg:width="11cm" svg:height="6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cm" svg:height="0.767cm" svg:x="12cm" svg:y="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813cm" svg:height="0.767cm" svg:x="22.187cm" svg:y="8cm">
          <text:p text:style-name="P2"><text:span text:style-name="T5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6" draw:layer="layout" svg:width="9.5cm" svg:height="0.802cm" svg:x="12cm" svg:y="8cm">
          <draw:text-box>
            <text:p><text:span text:style-name="T4">Esqueceu a senha</text:span></text:p>
          </draw:text-box>
        </draw:frame>
        <draw:custom-shape draw:style-name="gr6" draw:text-style-name="P4" draw:layer="layout" svg:width="9.3cm" svg:height="1cm" svg:x="12.8cm" svg:y="1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001cm" svg:y1="11.2cm" svg:x2="13.001cm" svg:y2="11.7cm">
          <text:p/>
        </draw:line>
        <draw:frame draw:style-name="gr1" draw:text-style-name="P12" draw:layer="layout" svg:width="8.5cm" svg:height="0.839cm" svg:x="12.6cm" svg:y="10cm">
          <draw:text-box>
            <text:p><text:span text:style-name="T6">Entre com o email</text:span></text:p>
          </draw:text-box>
        </draw:frame>
        <draw:custom-shape draw:style-name="gr4" draw:text-style-name="P4" draw:layer="layout" svg:width="3cm" svg:height="1cm" svg:x="19cm" svg:y="12.4cm">
          <text:p text:style-name="P2"><text:span text:style-name="T3">Confirm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4" draw:layer="layout" svg:width="14.5cm" svg:height="6.559cm" svg:x="3cm" svg:y="5.5cm">
          <draw:text-box>
            <text:p><text:span text:style-name="T7">Página do Aut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.43cm" svg:y="3.00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of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4.63cm" svg:y="3.001cm">
          <text:p text:style-name="P2">Ad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06cm" svg:height="14cm" svg:x="0.2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4.306cm" svg:height="1.208cm" svg:x="0.23cm" svg:y="3.9cm">
          <text:p text:style-name="P2"><text:span text:style-name="T8">Po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5.1cm">
          <text:p text:style-name="P2">+ No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6.3cm">
          <text:p text:style-name="P2">Configuraçõ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2.275cm" svg:height="12.51cm" svg:x="4.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layer="layout" svg:width="7cm" svg:height="0.962cm" svg:x="5.4cm" svg:y="5cm">
          <draw:text-box>
            <text:p>* Título do post</text:p>
          </draw:text-box>
        </draw:frame>
        <draw:frame draw:style-name="gr1" draw:layer="layout" svg:width="7cm" svg:height="0.962cm" svg:x="5.4cm" svg:y="6cm">
          <draw:text-box>
            <text:p>* Título do post</text:p>
          </draw:text-box>
        </draw:frame>
        <draw:frame draw:style-name="gr1" draw:layer="layout" svg:width="7cm" svg:height="0.962cm" svg:x="5.4cm" svg:y="7cm">
          <draw:text-box>
            <text:p>* Título do post</text:p>
          </draw:text-box>
        </draw:frame>
        <draw:frame draw:style-name="gr1" draw:layer="layout" svg:width="7cm" svg:height="0.962cm" svg:x="5.4cm" svg:y="8cm">
          <draw:text-box>
            <text:p>* Título do post</text:p>
          </draw:text-box>
        </draw:frame>
        <draw:line draw:style-name="gr7" draw:text-style-name="P2" draw:layer="layout" svg:x1="10.5cm" svg:y1="5.5cm" svg:x2="16cm" svg:y2="5.5cm">
          <text:p/>
        </draw:line>
        <draw:line draw:style-name="gr7" draw:text-style-name="P2" draw:layer="layout" svg:x1="10.5cm" svg:y1="6.5cm" svg:x2="16cm" svg:y2="6.5cm">
          <text:p/>
        </draw:line>
        <draw:line draw:style-name="gr7" draw:text-style-name="P2" draw:layer="layout" svg:x1="10.5cm" svg:y1="7.5cm" svg:x2="16cm" svg:y2="7.5cm">
          <text:p/>
        </draw:line>
        <draw:line draw:style-name="gr7" draw:text-style-name="P2" draw:layer="layout" svg:x1="10.5cm" svg:y1="8.5cm" svg:x2="16cm" svg:y2="8.5cm">
          <text:p/>
        </draw:line>
        <draw:custom-shape draw:style-name="gr4" draw:text-style-name="P2" draw:layer="layout" svg:width="2.87cm" svg:height="0.9cm" svg:x="16.13cm" svg:y="5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cm" svg:height="0.9cm" svg:x="16.13cm" svg:y="6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cm" svg:height="0.9cm" svg:x="16.13cm" svg:y="7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87cm" svg:height="0.9cm" svg:x="16.13cm" svg:y="8cm">
          <text:p text:style-name="P2">Upd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7cm" svg:height="0.9cm" svg:x="19.43cm" svg:y="5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7cm" svg:height="0.9cm" svg:x="19.43cm" svg:y="6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7cm" svg:height="0.9cm" svg:x="19.43cm" svg:y="7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7cm" svg:height="0.9cm" svg:x="19.43cm" svg:y="8cm">
          <text:p text:style-name="P2">Dele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1cm" svg:x="6.6cm" svg:y="16.6cm">
          <text:p text:style-name="P2">&lt;&lt; &lt; 1 2 3 4 5 6 &gt; &gt;&gt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6" draw:layer="layout" svg:width="17.5cm" svg:height="5.459cm" svg:x="2cm" svg:y="4cm">
          <draw:text-box>
            <text:p><text:span text:style-name="T2">Página leitor - Abou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4.5cm" svg:y="3.001cm">
          <text:p text:style-name="P2">Login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2.27cm" svg:height="0.9cm" svg:x="2.43cm" svg:y="3.001cm">
          <text:p text:style-name="P2"><text:span text:style-name="T9">Ab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6.571cm" svg:height="13.033cm" svg:x="0.228cm" svg:y="3.967cm">
          <text:p text:style-name="P2">Abou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8" draw:layer="layout" svg:width="20cm" svg:height="5.925cm" svg:x="2cm" svg:y="2.882cm">
          <draw:text-box>
            <text:p><text:span text:style-name="T10">Página</text:span><text:span text:style-name="T2"> </text:span><text:span text:style-name="T10">Autor</text:span><text:span text:style-name="T2"> - </text:span><text:span text:style-name="T10">Abou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2.27cm" svg:height="0.9cm" svg:x="2.43cm" svg:y="3.001cm">
          <text:p text:style-name="P2"><text:span text:style-name="T8">Ab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of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4.63cm" svg:y="3.001cm">
          <text:p text:style-name="P2">Ad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6.477cm" svg:height="13.5cm" svg:x="0.223cm" svg:y="3.9cm">
          <text:p text:style-name="P2"><text:span text:style-name="T3">Ab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3" draw:layer="layout" svg:width="21cm" svg:height="4.036cm" svg:x="2.5cm" svg:y="3.5cm">
          <draw:text-box>
            <text:p><text:span text:style-name="T1">+ Nov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.43cm" svg:y="3.00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of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4.63cm" svg:y="3.001cm">
          <text:p text:style-name="P2">Ad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06cm" svg:height="14cm" svg:x="0.2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3.9cm">
          <text:p text:style-name="P2">Po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4.306cm" svg:height="1.208cm" svg:x="0.23cm" svg:y="5.1cm">
          <text:p text:style-name="P2"><text:span text:style-name="T8">+ No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6.3cm">
          <text:p text:style-name="P2">Configuraçõ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2cm" svg:height="13.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5cm" svg:height="1cm" svg:x="6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5cm" svg:height="7.6cm" svg:x="6cm" svg:y="7.4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6.2cm" svg:y1="5.7cm" svg:x2="6.2cm" svg:y2="6.2cm">
          <text:p/>
        </draw:line>
        <draw:line draw:style-name="gr7" draw:text-style-name="P4" draw:layer="layout" svg:x1="6.2cm" svg:y1="7.7cm" svg:x2="6.2cm" svg:y2="8.2cm">
          <text:p/>
        </draw:line>
        <draw:frame draw:style-name="gr1" draw:text-style-name="P5" draw:layer="layout" svg:width="13.5cm" svg:height="0.962cm" svg:x="6cm" svg:y="4.5cm">
          <draw:text-box>
            <text:p>Título do Post</text:p>
          </draw:text-box>
        </draw:frame>
        <draw:frame draw:style-name="gr1" draw:text-style-name="P5" draw:layer="layout" svg:width="11.5cm" svg:height="0.962cm" svg:x="6.2cm" svg:y="6.5cm">
          <draw:text-box>
            <text:p>Corpo do Post</text:p>
          </draw:text-box>
        </draw:frame>
        <draw:custom-shape draw:style-name="gr4" draw:text-style-name="P4" draw:layer="layout" svg:width="3cm" svg:height="1cm" svg:x="14.4cm" svg:y="15.5cm">
          <text:p text:style-name="P2"><text:span text:style-name="T3">Salva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1cm" svg:x="18.3cm" svg:y="15.5cm">
          <text:p text:style-name="P2"><text:span text:style-name="T3">Salvar e Public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3" draw:layer="layout" svg:width="21cm" svg:height="3.405cm" svg:x="2.5cm" svg:y="3.5cm">
          <draw:text-box>
            <text:p><text:span text:style-name="T7">Configuraçõ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0.23cm" svg:y="3.001cm">
          <text:p text:style-name="P2">Ho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.43cm" svg:y="3.00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of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4.63cm" svg:y="3.001cm">
          <text:p text:style-name="P2">Ad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06cm" svg:height="14cm" svg:x="0.2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3.9cm">
          <text:p text:style-name="P2">Po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5.1cm">
          <text:p text:style-name="P2">+ No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4.306cm" svg:height="1.208cm" svg:x="0.23cm" svg:y="6.3cm">
          <text:p text:style-name="P2"><text:span text:style-name="T8">Configuraçõ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2cm" svg:height="13.5cm" svg:x="4.5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4cm" svg:height="0.962cm" svg:x="6cm" svg:y="5cm">
          <draw:text-box>
            <text:p>Edit About</text:p>
          </draw:text-box>
        </draw:frame>
        <draw:line draw:style-name="gr7" draw:text-style-name="P4" draw:layer="layout" svg:x1="9.5cm" svg:y1="5.5cm" svg:x2="14.5cm" svg:y2="5.5cm">
          <text:p/>
        </draw:line>
        <draw:custom-shape draw:style-name="gr4" draw:text-style-name="P4" draw:layer="layout" svg:width="3cm" svg:height="1cm" svg:x="14.8cm" svg:y="5cm">
          <text:p text:style-name="P2"><text:span text:style-name="T3">Upd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6cm" svg:height="7.821cm" svg:x="3.5cm" svg:y="4cm">
          <draw:text-box>
            <text:p><text:span text:style-name="T1">Home - Auto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2" draw:layer="layout" svg:width="26.571cm" svg:height="2.735cm" svg:x="0.227cm" svg:y="0.266cm">
          <text:p text:style-name="P2">CABEÇALHO (NOME DO BLOG)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6.571cm" svg:height="0.9cm" svg:x="0.2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27cm" svg:height="0.9cm" svg:x="0.23cm" svg:y="3.001cm">
          <text:p text:style-name="P2"><text:span text:style-name="T8">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7cm" svg:height="0.9cm" svg:x="2.43cm" svg:y="3.001cm">
          <text:p text:style-name="P2">Abou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24.5cm" svg:y="3cm">
          <text:p text:style-name="P2">Logoff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7cm" svg:height="0.9cm" svg:x="4.63cm" svg:y="3.001cm">
          <text:p text:style-name="P2">Adm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06cm" svg:height="14cm" svg:x="0.23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3.9cm">
          <text:p text:style-name="P2">Pos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5.1cm">
          <text:p text:style-name="P2">+ Nov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306cm" svg:height="1.208cm" svg:x="0.23cm" svg:y="6.3cm">
          <text:p text:style-name="P2">Configuraçõ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2cm" svg:height="12.5cm" svg:x="4.5cm" svg:y="4cm">
          <text:p text:style-name="P2"><text:span text:style-name="T3">Text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cm" svg:height="1cm" svg:x="8.5cm" svg:y="16.7cm">
          <text:p text:style-name="P2">&lt;&lt; &lt; 1 2 3 4 5 6 &gt; &gt;&gt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iana </meta:initial-creator>
    <meta:creation-date>2010-08-26T16:50:29</meta:creation-date>
    <meta:editing-duration>PT01H49M26S</meta:editing-duration>
    <meta:editing-cycles>8</meta:editing-cycles>
    <dc:date>2010-08-26T19:56:10</dc:date>
    <dc:creator>Mariana </dc:creator>
    <meta:generator>OpenOffice.org/3.2$Linux OpenOffice.org_project/320m12$Build-9483</meta:generator>
    <meta:document-statistic meta:object-count="195"/>
  </office:meta>
</office:document-meta>
</file>